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061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22pt" style:font-size-asian="22pt" style:font-size-complex="22pt"/>
    </style:style>
    <style:style style:name="P3" style:family="paragraph">
      <style:text-properties fo:color="#000000" fo:font-size="22pt" style:font-size-asian="22pt" style:font-size-complex="22pt"/>
    </style:style>
    <style:style style:name="P4" style:family="paragraph">
      <style:text-properties fo:color="#ffffff" fo:font-size="22pt" style:font-size-asian="22pt" style:font-size-complex="22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color="#000000" fo:font-size="22pt" style:font-size-asian="22pt" style:font-size-complex="22pt"/>
    </style:style>
    <style:style style:name="T3" style:family="text">
      <style:text-properties fo:color="#ffffff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023cm" svg:height="1.79cm" svg:x="3.113cm" svg:y="2.568cm">
          <text:p text:style-name="P1">(1,1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0.972cm" svg:height="1.119cm" svg:x="5.532cm" svg:y="3.002cm">
          <draw:text-box>
            <text:p text:style-name="P2"><text:span text:style-name="T1">L</text:span></text:p>
          </draw:text-box>
        </draw:frame>
        <draw:custom-shape draw:style-name="gr1" draw:text-style-name="P1" draw:layer="layout" svg:width="2.023cm" svg:height="1.79cm" svg:x="3.113cm" svg:y="5.169cm">
          <text:p text:style-name="P1">(2,_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1.667cm" svg:height="1.119cm" svg:x="5.532cm" svg:y="5.603cm">
          <draw:text-box>
            <text:p text:style-name="P2"><text:span text:style-name="T1">W</text:span></text:p>
          </draw:text-box>
        </draw:frame>
        <draw:custom-shape draw:style-name="gr1" draw:text-style-name="P1" draw:layer="layout" svg:width="2.023cm" svg:height="1.79cm" svg:x="3.112cm" svg:y="7.77cm">
          <text:p text:style-name="P1">(3,_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1.667cm" svg:height="1.119cm" svg:x="5.531cm" svg:y="8.204cm">
          <draw:text-box>
            <text:p text:style-name="P3"><text:span text:style-name="T2">L</text:span></text:p>
          </draw:text-box>
        </draw:frame>
        <draw:custom-shape draw:style-name="gr1" draw:text-style-name="P1" draw:layer="layout" svg:width="2.023cm" svg:height="1.79cm" svg:x="3.092cm" svg:y="10.371cm">
          <text:p text:style-name="P1">(4,_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1.667cm" svg:height="1.119cm" svg:x="5.511cm" svg:y="10.805cm">
          <draw:text-box>
            <text:p text:style-name="P3"><text:span text:style-name="T2">W</text:span></text:p>
          </draw:text-box>
        </draw:frame>
        <draw:custom-shape draw:style-name="gr1" draw:text-style-name="P1" draw:layer="layout" svg:width="2.023cm" svg:height="1.79cm" svg:x="3.091cm" svg:y="12.972cm">
          <text:p text:style-name="P1">(5,_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1.667cm" svg:height="1.119cm" svg:x="5.51cm" svg:y="13.406cm">
          <draw:text-box>
            <text:p text:style-name="P3"><text:span text:style-name="T2">W</text:span></text:p>
          </draw:text-box>
        </draw:frame>
        <draw:custom-shape draw:style-name="gr1" draw:text-style-name="P1" draw:layer="layout" svg:width="2.023cm" svg:height="1.79cm" svg:x="3.091cm" svg:y="15.573cm">
          <text:p text:style-name="P1">(6,_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4" draw:layer="layout" svg:width="1.667cm" svg:height="1.119cm" svg:x="5.51cm" svg:y="16.007cm">
          <draw:text-box>
            <text:p text:style-name="P4"><text:span text:style-name="T3">W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22T15:15:24.123930975</meta:creation-date>
    <dc:date>2016-05-22T16:03:03.154382326</dc:date>
    <dc:creator>elucterio </dc:creator>
    <meta:editing-duration>PT42M42S</meta:editing-duration>
    <meta:editing-cycles>17</meta:editing-cycles>
    <meta:generator>LibreOffice/4.2.8.2$Linux_X86_64 LibreOffice_project/420m0$Build-2</meta:generator>
    <meta:document-statistic meta:object-count="12"/>
  </office:meta>
</office:document-meta>
</file>